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TypeImpl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ypeImpl.getClassTyp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ypeImpl.ClassTypeImpl( com . sun . mirror . type . Class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ype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